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margin-left="0in" fo:margin-right="0in" fo:text-indent="0.5in" style:auto-text-indent="false" fo:break-before="auto" fo:break-after="auto" style:writing-mode="lr-tb"/>
    </style:style>
    <style:style style:name="P3" style:family="paragraph" style:parent-style-name="Standard">
      <style:paragraph-properties fo:margin-left="0in" fo:margin-right="0in" fo:text-indent="0in" style:auto-text-indent="false" fo:break-before="auto" fo:break-after="auto" style:writing-mode="lr-tb"/>
    </style:style>
    <style:style style:name="P4" style:family="paragraph" style:parent-style-name="Standard" style:master-page-name="Standard">
      <style:paragraph-properties fo:text-align="center" style:justify-single-word="false" style:page-number="auto" fo:break-before="auto" fo:break-after="auto" style:writing-mode="lr-tb"/>
    </style:style>
    <style:style style:name="P5" style:family="paragraph" style:parent-style-name="Standard">
      <style:paragraph-properties fo:break-before="auto" fo:break-after="auto" style:writing-mode="lr-tb"/>
      <style:text-properties fo:font-weight="bold" style:font-weight-asian="bold" style:font-weight-complex="bold"/>
    </style:style>
    <style:style style:name="P6" style:family="paragraph" style:parent-style-name="Standard" style:list-style-name="LS1">
      <style:paragraph-properties fo:margin-top="0in" fo:margin-bottom="0in" fo:break-before="auto" fo:break-after="auto" style:writing-mode="lr-tb"/>
    </style:style>
    <style:style style:name="P7" style:family="paragraph" style:parent-style-name="Standard" style:list-style-name="LS2">
      <style:paragraph-properties fo:margin-top="0in" fo:margin-bottom="0in" fo:break-before="auto" fo:break-after="auto"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ardware</text:span><text:span text:style-name="T1"> </text:span><text:span text:style-name="T1">Driver</text:span><text:span text:style-name="T1"> </text:span><text:span text:style-name="T1">Descriptions</text:span></text:p>
      <text:p text:style-name="P1"/>
      <text:p text:style-name="P1"/>
      <text:p text:style-name="P1"><text:tab/>This will all be very simple code. Most will have almost no logic, intelligence, or timing. They should only be a few lines per function. Each section requires a few very basic functions for initialization and lowest level hardware interaction. Function names are only guesses, call them what you want but be specific. I tried to include ideas for function arguments and what they return. These functions are everything I can think of, but this absolutely may not cover everything. Comments please, I expect I’ll have to go through this code and make slight modifications when I try to minimize power consumption. One important note: set everything even if it defaults to that setting! For example: it’s possible that some hardware with pins normally configured as inputs will draw less power during sleep mode with them configured as outputs. If the bot enters and exits sleepmode, and then calls the initialize function to restore the settings, they won’t restore fully. Starred sections are in progress.</text:p>
      <text:p text:style-name="P1"/>
      <text:p text:style-name="P1"/>
      <text:p text:style-name="P5">LED</text:p>
      <text:p text:style-name="P1"><text:tab/>Functions:</text:p>
      <text:list xml:id="list7292987084049351267" text:style-name="LS1">
        <text:list-item>
          <text:list>
            <text:list-item>
              <text:list>
                <text:list-item>
                  <text:p text:style-name="P6">Initialize: Set LED pins as outputs, turn them off.</text:p>
                </text:list-item>
                <text:list-item>
                  <text:p text:style-name="P6">RedOn: Duh</text:p>
                </text:list-item>
                <text:list-item>
                  <text:p text:style-name="P6">RedOff: Duh</text:p>
                </text:list-item>
                <text:list-item>
                  <text:p text:style-name="P6">GreenOn: Duh</text:p>
                </text:list-item>
                <text:list-item>
                  <text:p text:style-name="P6">GreenOff: Duh</text:p>
                </text:list-item>
                <text:list-item>
                  <text:p text:style-name="P6">RedToggle: Not sure if we need this, can’t hurt. Same for green.</text:p>
                </text:list-item>
              </text:list>
            </text:list-item>
          </text:list>
        </text:list-item>
      </text:list>
      <text:p text:style-name="P1"/>
      <text:p text:style-name="P5">Buzzer</text:p>
      <text:p text:style-name="P2">Functions:</text:p>
      <text:list xml:id="list6" text:style-name="LS1">
        <text:list-item>
          <text:list>
            <text:list-item>
              <text:list>
                <text:list-item>
                  <text:p text:style-name="P6">Initialize: Set pin to output, set up timer pwm, should initialize to no noise (frequency = 0?).</text:p>
                </text:list-item>
                <text:list-item>
                  <text:p text:style-name="P6">BuzzerOff: Turn off sound, for this I’m thinking it stops the current sound, but doesnt disable the buzzer.</text:p>
                </text:list-item>
                <text:list-item>
                  <text:p text:style-name="P6">Note Functions: either one function that gets passed the note, or one function for each note, this just enables the note by setting the proper frequency. This should probably assume the buzzer is enabled and either off or playing a note.</text:p>
                </text:list-item>
              </text:list>
            </text:list-item>
          </text:list>
        </text:list-item>
      </text:list>
      <text:p text:style-name="P3"/>
      <text:p text:style-name="P5">ADC</text:p>
      <text:p text:style-name="P1"><text:tab/>Functions:</text:p>
      <text:list xml:id="list9" text:style-name="LS1">
        <text:list-item>
          <text:list>
            <text:list-item>
              <text:list>
                <text:list-item>
                  <text:p text:style-name="P6">Initialize: Configure prescaler (smaller prescaler is better until it starts to distort readings), settings, etc.</text:p>
                </text:list-item>
                <text:list-item>
                  <text:p text:style-name="P6">ReadADC: Actually takes a reading on the pin passed to it. Should probably start the conversion and just loop until the conversion finishes, then it returns the value. </text:p>
                </text:list-item>
              </text:list>
            </text:list-item>
          </text:list>
        </text:list-item>
      </text:list>
      <text:p text:style-name="P1"/>
      <text:p text:style-name="P3"><text:soft-page-break/></text:p>
      <text:p text:style-name="P1"/>
      <text:p text:style-name="P1"><text:span text:style-name="T2">Light</text:span><text:span text:style-name="T2"> </text:span><text:span text:style-name="T2">Sensor</text:span></text:p>
      <text:p text:style-name="P2">Functions:</text:p>
      <text:list xml:id="list11" text:style-name="LS1">
        <text:list-item>
          <text:list>
            <text:list-item>
              <text:list>
                <text:list-item>
                  <text:p text:style-name="P6">Initialize: Set pin to input with pullup disabled. Since this function is supposed to be specific to this piece of hardware, it should probably assume that the ADC has already been configured.</text:p>
                </text:list-item>
                <text:list-item>
                  <text:p text:style-name="P6">GetLight: reads the sensor with an anolog read, returns the value. This should probably just call the ADCred function with the proper pin.</text:p>
                </text:list-item>
              </text:list>
            </text:list-item>
          </text:list>
        </text:list-item>
      </text:list>
      <text:p text:style-name="P1"/>
      <text:p text:style-name="P1"/>
      <text:p text:style-name="P5">Charger</text:p>
      <text:p text:style-name="P2">Functions:</text:p>
      <text:list xml:id="list13" text:style-name="LS1">
        <text:list-item>
          <text:list>
            <text:list-item>
              <text:list>
                <text:list-item>
                  <text:p text:style-name="P6">Initialize: Set pins as inputs, with proper pullup configuration.</text:p>
                </text:list-item>
                <text:list-item>
                  <text:p text:style-name="P6">GetVoltage: Reads the voltage on the pin connected to the battery’s voltage sensor.</text:p>
                </text:list-item>
                <text:list-item>
                  <text:p text:style-name="P6">GetStatus: Reads both status lines and returns the result.</text:p>
                </text:list-item>
              </text:list>
            </text:list-item>
          </text:list>
        </text:list-item>
      </text:list>
      <text:p text:style-name="P1"/>
      <text:p text:style-name="P1"><text:span text:style-name="T2">Distance</text:span><text:span text:style-name="T2"> </text:span><text:span text:style-name="T2">IR</text:span></text:p>
      <text:p text:style-name="P2">Functions:</text:p>
      <text:list xml:id="list16" text:style-name="LS1">
        <text:list-item>
          <text:list>
            <text:list-item>
              <text:list>
                <text:list-item>
                  <text:p text:style-name="P6">Initialize: Set LED pin as output, turn it off.</text:p>
                </text:list-item>
                <text:list-item>
                  <text:p text:style-name="P6">DistanceIROn: Turns on the distance tx LED</text:p>
                </text:list-item>
                <text:list-item>
                  <text:p text:style-name="P6">DistanceIROff: Turns off the distance tx LED</text:p>
                </text:list-item>
                <text:list-item>
                  <text:p text:style-name="P6">GetDistance: ADC read on the proper pin, returns result.</text:p>
                </text:list-item>
              </text:list>
            </text:list-item>
          </text:list>
        </text:list-item>
      </text:list>
      <text:p text:style-name="P1"/>
      <text:p text:style-name="P1"/>
      <text:p text:style-name="P1"><text:span text:style-name="T2">Message</text:span><text:span text:style-name="T2"> </text:span><text:span text:style-name="T2">IR</text:span><text:span text:style-name="T2">*</text:span></text:p>
      <text:p text:style-name="P2">Functions:</text:p>
      <text:list xml:id="list20" text:style-name="LS1">
        <text:list-item>
          <text:list>
            <text:list-item>
              <text:list>
                <text:list-item>
                  <text:p text:style-name="P6">Initialize: Set tx pin as output, turn it off. <text:s/>Sets receiver pins as inputs.</text:p>
                </text:list-item>
                <text:list-item>
                  <text:p text:style-name="P6">MessageIRtxOn: Turns on the distance tx LED</text:p>
                </text:list-item>
                <text:list-item>
                  <text:p text:style-name="P6">MessageIRtxOff: Turns off the distance tx LED</text:p>
                </text:list-item>
                <text:list-item>
                  <text:p text:style-name="P6">MessageIRrxReadAll: reads all six message rx pins and returns their values (these should all be in the same register).</text:p>
                </text:list-item>
                <text:list-item>
                  <text:p text:style-name="P6">MessageIRrxReadSingle: reads only the pin requested, returns the value.</text:p>
                </text:list-item>
              </text:list>
            </text:list-item>
          </text:list>
        </text:list-item>
      </text:list>
      <text:p text:style-name="P1"/>
      <text:p text:style-name="P1"><text:span text:style-name="T2">Line</text:span><text:span text:style-name="T2"> </text:span><text:span text:style-name="T2">Sensors</text:span><text:span text:style-name="T2">/</text:span><text:span text:style-name="T2">Bumper</text:span></text:p>
      <text:p text:style-name="P2">Functions:</text:p>
      <text:list xml:id="list25" text:style-name="LS1">
        <text:list-item>
          <text:list>
            <text:list-item>
              <text:list>
                <text:list-item>
                  <text:p text:style-name="P6">Initialize: Set enable pin as outputs, turn it off. Set rx pins as inputs, pullups off.</text:p>
                </text:list-item>
                <text:list-item>
                  <text:p text:style-name="P6">ShortIROn: Turns on the enable line</text:p>
                </text:list-item>
                <text:list-item>
                  <text:p text:style-name="P6">ShortIROff: Turns off the enable line.</text:p>
                </text:list-item>
                <text:list-item>
                  <text:p text:style-name="P6">GetLine1: Analog read on line sensor 1.</text:p>
                </text:list-item>
                <text:list-item>
                  <text:p text:style-name="P6">GetLine2: Analog read on line sensor 2.</text:p>
                </text:list-item>
                <text:list-item>
                  <text:p text:style-name="P6">GetBumper: Analog read on bumper.</text:p>
                </text:list-item>
                <text:list-item>
                  <text:p text:style-name="P6"><text:soft-page-break/>These last three should probably also have digital read versions.</text:p>
                </text:list-item>
              </text:list>
            </text:list-item>
          </text:list>
        </text:list-item>
      </text:list>
      <text:p text:style-name="P1"/>
      <text:p text:style-name="P1"/>
      <text:p text:style-name="P1"><text:span text:style-name="T2">Data</text:span><text:span text:style-name="T2"> </text:span><text:span text:style-name="T2">Antenna</text:span><text:span text:style-name="T2">*</text:span></text:p>
      <text:p text:style-name="P2">Functions:</text:p>
      <text:list xml:id="list32" text:style-name="LS1">
        <text:list-item>
          <text:list>
            <text:list-item>
              <text:list>
                <text:list-item>
                  <text:p text:style-name="P6">Initialize: Set pin as input.</text:p>
                </text:list-item>
              </text:list>
            </text:list-item>
          </text:list>
        </text:list-item>
      </text:list>
      <text:p text:style-name="P1"/>
      <text:p text:style-name="P1"/>
      <text:p text:style-name="P5">Motors</text:p>
      <text:p text:style-name="P2">Functions:</text:p>
      <text:list xml:id="list33" text:style-name="LS1">
        <text:list-item>
          <text:list>
            <text:list-item>
              <text:list>
                <text:list-item>
                  <text:p text:style-name="P6">Initialize: Set all 7 pins as outputs, set the standby line low, yes motors should start up disabled. Set up timer for pwm, with the duty cycle starting up at 0.</text:p>
                </text:list-item>
                <text:list-item>
                  <text:p text:style-name="P6">MotorEnable: Set enable line high.</text:p>
                </text:list-item>
                <text:list-item>
                  <text:p text:style-name="P6">MotorDisable: Set enable line low, set pwm duty cycle to 0.</text:p>
                </text:list-item>
                <text:list-item>
                  <text:p text:style-name="P6">RightMotor: Takes a signed 16 bit, bounds it between 255 and -255, uses the sign to determine motor direction and sets it with the IN1 and IN2 lines for that channel (motors can be whichever channel you want), uses the magnitude (now between 0 and 255) to determine pwn dutycycle by putting it into the proper output compare register.</text:p>
                </text:list-item>
                <text:list-item>
                  <text:p text:style-name="P6">LeftMotor: As above.</text:p>
                </text:list-item>
                <text:list-item>
                  <text:p text:style-name="P6">(optional) Break: Configures channel(s) to brake. </text:p>
                </text:list-item>
                <text:list-item>
                  <text:p text:style-name="P6">NOTE: pwn frequency should be a few khz, not critical what this is unless it gets way too high or low (like &lt; a few hz or &gt;100khz</text:p>
                </text:list-item>
              </text:list>
            </text:list-item>
          </text:list>
        </text:list-item>
      </text:list>
      <text:p text:style-name="P3"/>
      <text:p text:style-name="P1"/>
      <text:p text:style-name="P1"/>
      <text:p text:style-name="P5">Clock</text:p>
      <text:p text:style-name="P2">Functions: (I’m assuming we decided on an additional 16 bits, and i think the prescaler was going to be 1024)</text:p>
      <text:list xml:id="list40" text:style-name="LS1">
        <text:list-item>
          <text:list>
            <text:list-item>
              <text:list>
                <text:list-item>
                  <text:p text:style-name="P6">Initialize: Set up Timer3, prescaler, interrupts. set up overflow system, etc.</text:p>
                </text:list-item>
                <text:list-item>
                  <text:p text:style-name="P6">GetTime32: returns current time as a 4 byte.</text:p>
                </text:list-item>
                <text:list-item>
                  <text:p text:style-name="P6">GetTime16: returns only the higher two bytes.</text:p>
                </text:list-item>
                <text:list-item>
                  <text:p text:style-name="P6">SetTime: sets the time to the 32 bit number passed to it.</text:p>
                </text:list-item>
              </text:list>
            </text:list-item>
          </text:list>
        </text:list-item>
      </text:list>
      <text:p text:style-name="P1"/>
      <text:p text:style-name="P1"/>
      <text:p text:style-name="P1"><text:span text:style-name="T2">UART</text:span><text:span text:style-name="T2">0 </text:span>(Brian can you modify the serial library to fit in with the rest of these please?)</text:p>
      <text:p text:style-name="P1"><text:tab/>Functions:</text:p>
      <text:list xml:id="list222278289691454715" text:style-name="LS2">
        <text:list-item>
          <text:list>
            <text:list-item>
              <text:list>
                <text:list-item>
                  <text:p text:style-name="P7">Initialize: same deal as all abov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dc:creator/>
    <meta:editing-cycles>1</meta:editing-cycles>
    <meta:document-statistic meta:table-count="0" meta:image-count="0" meta:object-count="0" meta:page-count="3" meta:paragraph-count="71" meta:word-count="848" meta:character-count="4858"/>
  </office:meta>
</office:document-meta>
</file>